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8856" calcext:value-type="float">
            <text:p>105.9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0696" calcext:value-type="float">
            <text:p>105.3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2344" calcext:value-type="float">
            <text:p>105.62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